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.65">
            <text:p>-208.65</text:p>
          </table:table-cell>
          <table:table-cell table:formula="of:=[.G110]+[.H96]" office:value-type="float" office:value="1872">
            <text:p>187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2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2:54:29.85</dc:date>
    <dc:creator>Bob Harper</dc:creator>
    <meta:editing-duration>P2DT12H23M24S</meta:editing-duration>
    <meta:editing-cycles>279</meta:editing-cycles>
    <meta:generator>OpenOffice/4.1.1$Win32 OpenOffice.org_project/411m6$Build-9775</meta:generator>
    <meta:document-statistic meta:table-count="18" meta:cell-count="11558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